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fo:color="#00cc33" fo:font-weight="bold" fo:background-color="#ffff00" style:font-weight-asian="bold" style:font-weight-complex="bold"/>
    </style:style>
    <style:style style:name="T2" style:family="text">
      <style:text-properties fo:color="#00cc33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olas BUENO <text:s text:c="82"/>Groupe C8</text:p>
      <text:p text:style-name="P1">Louis BERNON</text:p>
      <text:p text:style-name="P1">Luc MENDEZ DE MARIA</text:p>
      <text:p text:style-name="P2"/>
      <text:p text:style-name="P2"/>
      <text:p text:style-name="P2"/>
      <text:p text:style-name="P2">Micro-projet</text:p>
      <text:p text:style-name="P2">Sujet : Sonde gravitationnelle</text:p>
      <text:p text:style-name="P2"/>
      <text:p text:style-name="P2"/>
      <text:p text:style-name="P2"/>
      <text:p text:style-name="P3">I/Interêt du sujet</text:p>
      <text:p text:style-name="P3">II/ Architecture du programme</text:p>
      <text:p text:style-name="P3">III/ Resultats</text:p>
      <text:p text:style-name="P3">IV/ Validation</text:p>
      <text:p text:style-name="P3">V/ Difficultés rencontrées</text:p>
      <text:p text:style-name="P3">VI/ Prolongement</text:p>
      <text:p text:style-name="P3"/>
      <text:p text:style-name="P3">I/Interêt du sujet</text:p>
      <text:p text:style-name="P3"/>
      <text:p text:style-name="P3"/>
      <text:p text:style-name="P3">L'intérêt de ce sujet d'un point de vue informatique est de pouvoir observer la précision et la véracité des résultats obtenus à l'aide de différents outils informatiques :</text:p>
      <text:p text:style-name="P3"><text:s/>-un programme en python le plus précis possible</text:p>
      <text:p text:style-name="P3"><text:s/>-le module scipy</text:p>
      <text:p text:style-name="P3">Nous allons pour cela comparer les résultats à la solution exacte calculée, qui représente la référence pour les critères d'écarts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II/Architecture</text:p>
      <text:p text:style-name="P4"/>
      <text:p text:style-name="P4"/>
      <text:p text:style-name="P4"/>
      <text:p text:style-name="P4">-Importation des modules nécessaires au programme : matplotlib, numpy et scipy</text:p>
      <text:p text:style-name="P4"/>
      <text:p text:style-name="P4">-Stockage des constantes et des conditions initiales</text:p>
      <text:p text:style-name="P4"/>
      <text:p text:style-name="P4">-Fonctions de récurrence permettant d'appliquer Euler au second ordre</text:p>
      <text:p text:style-name="P4"/>
      <text:p text:style-name="P4">-Différentes fonction pour obtenir les solutions :</text:p>
      <text:p text:style-name="P4"><text:s text:c="8"/>-Grâce à notre méthode</text:p>
      <text:p text:style-name="P4"><text:s text:c="8"/>-Grâce à Scipy</text:p>
      <text:p text:style-name="P4"><text:s text:c="8"/>-Grâce à la solution exacte calculée</text:p>
      <text:p text:style-name="P4">-Fonctions permettant comparer graphiquement rayons et angles en fonction des conditions initiales</text:p>
      <text:p text:style-name="P4"/>
      <text:p text:style-name="P4">-Fonctions permettant comparer graphiquement rayons et angles en fonction des différentes conditions initiales <text:s text:c="2"/>*?*</text:p>
      <text:p text:style-name="P4"/>
      <text:p text:style-name="P4">-Fonctions de comparaison permettant d'observer l'effet de l'utilisation de différents pas</text:p>
      <text:p text:style-name="P4"/>
      <text:p text:style-name="P4">-Fonctions de comparaison permettant d'observer l'effet de l'utilisation des différents méthodes</text:p>
      <text:p text:style-name="P4"/>
      <text:p text:style-name="P4"/>
      <text:p text:style-name="P4">-Fonction permettant de tout tracer sur un même graphiqu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II/Résultats</text:p>
      <text:p text:style-name="P4"/>
      <text:p text:style-name="P4"/>
      <text:p text:style-name="P4"><text:s text:c="14"/><text:span text:style-name="T2"><text:s/>* <text:s/></text:span><text:span text:style-name="T1">Veuillez insérer les résultas en image ici </text:span><text:span text:style-name="T2">*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/ difficultés</text:p>
      <text:p text:style-name="P4"/>
      <text:p text:style-name="P4">Odeint</text:p>
      <text:p text:style-name="P4">Probleme avec les flottant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4M35S</meta:editing-duration>
    <meta:editing-cycles>4</meta:editing-cycles>
    <meta:generator>OpenOffice/4.1.2$Win32 OpenOffice.org_project/412m3$Build-9782</meta:generator>
    <dc:date>2016-05-25T21:49:55.53</dc:date>
    <dc:creator>Luc Mendez</dc:creator>
    <meta:document-statistic meta:table-count="0" meta:image-count="0" meta:object-count="0" meta:page-count="4" meta:paragraph-count="34" meta:word-count="215" meta:character-count="1620"/>
    <meta:user-defined meta:name="Info 1"/>
    <meta:user-defined meta:name="Info 2"/>
    <meta:user-defined meta:name="Info 3"/>
    <meta:user-defined meta:name="Info 4"/>
  </office:meta>
</office:document-meta>
</file>